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SupportingCacheManager.isTransaction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upportingCacheManager.decorateCache( 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SupportingCacheManager.setTransactionAware( boolean transactionAw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